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369cm"/>
      <style:paragraph-properties style:writing-mode="lr-tb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6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0.696cm"/>
      <style:paragraph-properties style:writing-mode="lr-tb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1.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style:font-name="Jameel Noori Nastaleeq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Jameel Noori Nastaleeq" fo:font-size="8pt" style:font-size-asian="8pt" style:font-name-complex="Jameel Noori Nastaleeq" style:font-size-complex="8pt"/>
    </style:style>
    <style:style style:name="P5" style:family="paragraph">
      <style:paragraph-properties fo:text-align="center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lue-point draw:id="4" svg:x="-2.288cm" svg:y="-4.051cm"/>
          <draw:custom-shape draw:style-name="gr1" draw:text-style-name="P1" draw:layer="layout" svg:width="0.515cm" svg:height="0.524cm" svg:x="7.023cm" svg:y="1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947cm" svg:height="0.963cm" svg:x="6.796cm" svg:y="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255cm" svg:height="1.277cm" svg:x="6.652cm" svg:y="1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625cm" svg:height="1.653cm" svg:x="6.478cm" svg:y="1.0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104cm" svg:height="0.105cm" svg:x="7.226cm" svg:y="0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103cm" svg:height="0.105cm" svg:x="7.223cm" svg:y="1.3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103cm" svg:height="0.105cm" svg:x="7.232cm" svg:y="2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104cm" svg:height="0.105cm" svg:x="6.605cm" svg:y="1.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104cm" svg:height="0.106cm" svg:x="6.778cm" svg:y="2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103cm" svg:height="0.105cm" svg:x="6.784cm" svg:y="1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104cm" svg:height="0.105cm" svg:x="7.226cm" svg:y="1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103cm" svg:height="0.106cm" svg:x="7.664cm" svg:y="1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103cm" svg:height="0.105cm" svg:x="7.856cm" svg:y="1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103cm" svg:height="0.105cm" svg:x="7.674cm" svg:y="2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104cm" svg:height="0.105cm" svg:x="7.226cm" svg:y="2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103cm" svg:height="0.105cm" svg:x="6.427cm" svg:y="1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103cm" svg:height="0.105cm" svg:x="7.229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103cm" svg:height="0.105cm" svg:x="8.046cm" svg:y="1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376cm" svg:height="0.325cm" svg:x="7.08cm" svg:y="1.71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frame draw:style-name="gr5" draw:text-style-name="P3" draw:layer="layout" svg:width="0.869cm" svg:height="1.021cm" svg:x="7.696cm" svg:y="2.524cm">
          <draw:text-box>
            <text:p><text:span text:style-name="T1">(</text:span><text:span text:style-name="T1">ا</text:span><text:span text:style-name="T1">)</text:span></text:p>
          </draw:text-box>
        </draw:frame>
        <draw:g xml:id="id4" draw:id="id4">
          <draw:glue-point draw:id="4" svg:x="0.328cm" svg:y="1.913cm"/>
          <draw:g>
            <draw:custom-shape draw:style-name="gr1" draw:text-style-name="P1" draw:layer="layout" svg:width="0.367cm" svg:height="0.374cm" svg:x="2.264cm" svg:y="1.6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2.102cm" svg:y="1.5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406cm" svg:y="1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2.413cm" svg:y="2.1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064cm" svg:y="1.8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2.737cm" svg:y="1.8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2.305cm" svg:y="1.754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draw:g>
          <draw:g>
            <draw:custom-shape draw:style-name="gr1" draw:text-style-name="P1" draw:layer="layout" svg:width="0.368cm" svg:height="0.373cm" svg:x="2.26cm" svg:y="0.7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6cm" svg:height="0.686cm" svg:x="2.098cm" svg:y="0.6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2.403cm" svg:y="0.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409cm" svg:y="1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061cm" svg:y="0.9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733cm" svg:y="0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2.301cm" svg:y="0.865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draw:g>
          <draw:g>
            <draw:custom-shape draw:style-name="gr1" draw:text-style-name="P1" draw:layer="layout" svg:width="0.368cm" svg:height="0.373cm" svg:x="2.267cm" svg:y="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2.106cm" svg:y="2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4cm" svg:x="2.41cm" svg:y="2.3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416cm" svg:y="3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068cm" svg:y="2.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74cm" svg:y="2.7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2.308cm" svg:y="2.64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draw:g>
          <draw:g>
            <draw:custom-shape draw:style-name="gr1" draw:text-style-name="P1" draw:layer="layout" svg:width="0.367cm" svg:height="0.374cm" svg:x="3.159cm" svg:y="1.6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2.997cm" svg:y="1.5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3.301cm" svg:y="1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3.308cm" svg:y="2.1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959cm" svg:y="1.8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3.632cm" svg:y="1.8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9cm" svg:height="0.232cm" svg:x="3.199cm" svg:y="1.754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draw:g>
          <draw:g>
            <draw:custom-shape draw:style-name="gr1" draw:text-style-name="P1" draw:layer="layout" svg:width="0.367cm" svg:height="0.374cm" svg:x="1.38cm" svg:y="1.6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1.218cm" svg:y="1.5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522cm" svg:y="1.5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4cm" svg:x="1.529cm" svg:y="2.1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18cm" svg:y="1.8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852cm" svg:y="1.8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42cm" svg:y="1.76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  <draw:custom-shape draw:style-name="gr6" draw:text-style-name="P1" draw:layer="layout" svg:width="0.388cm" svg:height="0.132cm" svg:x="2.692cm" svg:y="1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387cm" svg:height="0.131cm" svg:x="1.804cm" svg:y="1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387cm" svg:height="0.131cm" draw:transform="rotate (1.5707963267949) translate (2.376cm 1.6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387cm" svg:height="0.131cm" draw:transform="rotate (1.5707963267949) translate (2.383cm 2.5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3" draw:layer="layout" svg:width="1.132cm" svg:height="0.916cm" svg:x="0.349cm" svg:y="2.404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8" draw:text-style-name="P4" xml:id="id1" draw:id="id1" draw:layer="layout" svg:width="1.196cm" svg:height="0.653cm" svg:x="4.99cm" svg:y="0.507cm">
          <draw:text-box>
            <text:p><text:span text:style-name="T3">بیرونی مدار</text:span></text:p>
          </draw:text-box>
        </draw:frame>
        <draw:connector draw:style-name="gr9" draw:text-style-name="P5" draw:layer="layout" draw:type="curve" svg:x1="6.186cm" svg:y1="0.833cm" svg:x2="6.895cm" svg:y2="1.165cm" draw:start-shape="id1" draw:start-glue-point="1" draw:end-shape="id2" draw:end-glue-point="4" svg:d="M6186 833c473 0 709 110 709 332" svg:viewBox="0 0 710 333">
          <text:p/>
        </draw:connector>
        <draw:frame draw:style-name="gr10" draw:text-style-name="P4" xml:id="id3" draw:id="id3" draw:layer="layout" svg:width="1.692cm" svg:height="0.653cm" svg:x="3.721cm" svg:y="2.585cm">
          <draw:text-box>
            <text:p><text:span text:style-name="T3">شریک گرفتی بندھ</text:span><text:span text:style-name="T3"> </text:span></text:p>
          </draw:text-box>
        </draw:frame>
        <draw:connector draw:style-name="gr9" draw:text-style-name="P5" draw:layer="layout" draw:type="curve" draw:line-skew="2.638cm -1.405cm" svg:x1="3.721cm" svg:y1="2.911cm" svg:x2="2.524cm" svg:y2="2.357cm" draw:start-shape="id3" draw:start-glue-point="3" draw:end-shape="id4" draw:end-glue-point="4" svg:d="M3721 2911c-606 0-504-289-652-437s-545-153-545-117" svg:viewBox="0 0 1198 57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7T09:17:35.840124767</dc:date>
    <meta:editing-duration>PT16S</meta:editing-duration>
    <meta:editing-cycles>2</meta:editing-cycles>
    <meta:generator>LibreOffice/6.4.7.2$Linux_X86_64 LibreOffice_project/40$Build-2</meta:generator>
    <meta:document-statistic meta:object-count="71"/>
  </office:meta>
</office:document-meta>
</file>

<file path=Object 1/content.xml><?xml version="1.0" encoding="utf-8"?>
<math xmlns="http://www.w3.org/1998/Math/MathML">
  <semantics>
    <mi mathvariant="italic">Si</mi>
    <annotation encoding="StarMath 5.0">Si</annotation>
  </semantics>
</math>
</file>

<file path=Object 2/content.xml><?xml version="1.0" encoding="utf-8"?>
<math xmlns="http://www.w3.org/1998/Math/MathML">
  <semantics>
    <mi mathvariant="italic">Si</mi>
    <annotation encoding="StarMath 5.0">Si</annotation>
  </semantics>
</math>
</file>

<file path=Object 3/content.xml><?xml version="1.0" encoding="utf-8"?>
<math xmlns="http://www.w3.org/1998/Math/MathML">
  <semantics>
    <mi mathvariant="italic">Si</mi>
    <annotation encoding="StarMath 5.0">Si</annotation>
  </semantics>
</math>
</file>

<file path=Object 4/content.xml><?xml version="1.0" encoding="utf-8"?>
<math xmlns="http://www.w3.org/1998/Math/MathML">
  <semantics>
    <mi mathvariant="italic">Si</mi>
    <annotation encoding="StarMath 5.0">Si</annotation>
  </semantics>
</math>
</file>

<file path=Object 5/content.xml><?xml version="1.0" encoding="utf-8"?>
<math xmlns="http://www.w3.org/1998/Math/MathML">
  <semantics>
    <mi mathvariant="italic">Si</mi>
    <annotation encoding="StarMath 5.0">Si</annotation>
  </semantics>
</math>
</file>

<file path=Object 6/content.xml><?xml version="1.0" encoding="utf-8"?>
<math xmlns="http://www.w3.org/1998/Math/MathML">
  <semantics>
    <mi mathvariant="italic">Si</mi>
    <annotation encoding="StarMath 5.0">Si</annotation>
  </semantics>
</math>
</file>